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.1472in"/>
    </style:style>
    <style:style style:name="co8" style:family="table-column">
      <style:table-column-properties fo:break-before="auto" style:column-width="1.1791in"/>
    </style:style>
    <style:style style:name="co9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050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1.4472in"/>
    </style:style>
    <style:style style:name="co14" style:family="table-column">
      <style:table-column-properties fo:break-before="auto" style:column-width="1.3075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1.3291in"/>
    </style:style>
    <style:style style:name="co17" style:family="table-column">
      <style:table-column-properties fo:break-before="auto" style:column-width="1.092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0075in"/>
    </style:style>
    <style:style style:name="co20" style:family="table-column">
      <style:table-column-properties fo:break-before="auto" style:column-width="1.4689in"/>
    </style:style>
    <style:style style:name="co21" style:family="table-column">
      <style:table-column-properties fo:break-before="auto" style:column-width="1.4791in"/>
    </style:style>
    <style:style style:name="co22" style:family="table-column">
      <style:table-column-properties fo:break-before="auto" style:column-width="1.5327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6402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7256in"/>
    </style:style>
    <style:style style:name="co29" style:family="table-column">
      <style:table-column-properties fo:break-before="auto" style:column-width="1.4043in"/>
    </style:style>
    <style:style style:name="co30" style:family="table-column">
      <style:table-column-properties fo:break-before="auto" style:column-width="1.4362in"/>
    </style:style>
    <style:style style:name="co31" style:family="table-column">
      <style:table-column-properties fo:break-before="auto" style:column-width="1.2646in"/>
    </style:style>
    <style:style style:name="co32" style:family="table-column">
      <style:table-column-properties fo:break-before="auto" style:column-width="1.3937in"/>
    </style:style>
    <style:style style:name="co33" style:family="table-column">
      <style:table-column-properties fo:break-before="auto" style:column-width="1.372in"/>
    </style:style>
    <style:style style:name="co34" style:family="table-column">
      <style:table-column-properties fo:break-before="auto" style:column-width="1.5543in"/>
    </style:style>
    <style:style style:name="co35" style:family="table-column">
      <style:table-column-properties fo:break-before="auto" style:column-width="1.511in"/>
    </style:style>
    <style:style style:name="co36" style:family="table-column">
      <style:table-column-properties fo:break-before="auto" style:column-width="1.4902in"/>
    </style:style>
    <style:style style:name="co37" style:family="table-column">
      <style:table-column-properties fo:break-before="auto" style:column-width="1.5008in"/>
    </style:style>
    <style:style style:name="co38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7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9999" fo:border="0.06pt solid #000000"/>
      <style:text-properties style:font-name="Arial"/>
    </style:style>
    <style:style style:name="ce15" style:family="table-cell" style:parent-style-name="Default">
      <style:table-cell-properties fo:background-color="#e6144b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16" style:family="table-cell" style:parent-style-name="Default">
      <style:table-cell-properties fo:background-color="#e6144b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e6144b" fo:border="0.06pt solid #000000"/>
      <style:text-properties style:font-name="Arial"/>
    </style:style>
    <style:style style:name="ce2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32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35" style:family="table-cell" style:parent-style-name="Default">
      <style:table-cell-properties fo:background-color="#3cb44b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8" style:family="table-cell" style:parent-style-name="Default">
      <style:table-cell-properties fo:background-color="#3cb44b" fo:border="0.06pt solid #000000"/>
      <style:text-properties style:font-name="Arial"/>
    </style:style>
    <style:style style:name="ce41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50" style:family="table-cell" style:parent-style-name="Default">
      <style:table-cell-properties fo:background-color="#cccc19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ccc19" fo:border="0.06pt solid #000000"/>
      <style:text-properties style:font-name="Arial"/>
    </style:style>
    <style:style style:name="ce52" style:family="table-cell" style:parent-style-name="Default">
      <style:table-cell-properties fo:background-color="#e6e6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58" style:family="table-cell" style:parent-style-name="Default">
      <style:table-cell-properties fo:background-color="#0082c8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1" style:family="table-cell" style:parent-style-name="Default">
      <style:table-cell-properties fo:background-color="#0082c8" fo:border="0.06pt solid #000000"/>
      <style:text-properties style:font-name="Arial"/>
    </style:style>
    <style:style style:name="ce62" style:family="table-cell" style:parent-style-name="Default">
      <style:table-cell-properties fo:background-color="#80ff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3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4" style:family="table-cell" style:parent-style-name="Default">
      <style:table-cell-properties fo:background-color="#f5823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#f58230" fo:border="0.06pt solid #000000"/>
      <style:text-properties style:font-name="Arial"/>
    </style:style>
    <style:style style:name="ce67" style:family="table-cell" style:parent-style-name="Default">
      <style:table-cell-properties fo:background-color="#00e6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8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69" style:family="table-cell" style:parent-style-name="Default">
      <style:table-cell-properties fo:background-color="#911eb4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0" style:family="table-cell" style:parent-style-name="Default">
      <style:table-cell-properties fo:background-color="#911eb4" fo:border="0.06pt solid #000000"/>
      <style:text-properties style:font-name="Arial"/>
    </style:style>
    <style:style style:name="ce71" style:family="table-cell" style:parent-style-name="Default" style:data-style-name="N61">
      <style:table-cell-properties fo:background-color="#911eb4" fo:border="0.06pt solid #000000"/>
      <style:text-properties style:font-name="Arial"/>
    </style:style>
    <style:style style:name="ce72" style:family="table-cell" style:parent-style-name="Default">
      <style:table-cell-properties fo:background-color="#00ff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3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4" style:family="table-cell" style:parent-style-name="Default">
      <style:table-cell-properties fo:background-color="#46f0f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5" style:family="table-cell" style:parent-style-name="Default">
      <style:table-cell-properties fo:background-color="#46f0f0" fo:border="0.06pt solid #000000"/>
      <style:text-properties style:font-name="Arial"/>
    </style:style>
    <style:style style:name="ce76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77" style:family="table-cell" style:parent-style-name="Default">
      <style:table-cell-properties fo:background-color="#f032e6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8" style:family="table-cell" style:parent-style-name="Default">
      <style:table-cell-properties fo:background-color="#f032e6" fo:border="0.06pt solid #000000"/>
      <style:text-properties style:font-name="Arial"/>
    </style:style>
    <style:style style:name="ce79" style:family="table-cell" style:parent-style-name="Default">
      <style:table-cell-properties fo:background-color="#0080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0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1" style:family="table-cell" style:parent-style-name="Default">
      <style:table-cell-properties fo:background-color="#80000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2" style:family="table-cell" style:parent-style-name="Default">
      <style:table-cell-properties fo:background-color="#800000" fo:border="0.06pt solid #000000"/>
      <style:text-properties style:font-name="Arial"/>
    </style:style>
    <style:style style:name="ce83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5" style:family="table-cell" style:parent-style-name="Default">
      <style:table-cell-properties fo:background-color="#fabed4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fo:background-color="#fabed4" fo:border="0.06pt solid #000000"/>
      <style:text-properties style:font-name="Arial"/>
    </style:style>
    <style:style style:name="ce87" style:family="table-cell" style:parent-style-name="Default">
      <style:table-cell-properties fo:background-color="#7f00ff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8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89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ackground-color="#008080" fo:border="0.06pt solid #000000"/>
      <style:text-properties style:font-name="Arial"/>
    </style:style>
    <style:style style:name="ce97" style:family="table-cell" style:parent-style-name="Default">
      <style:table-cell-properties fo:background-color="#e600e6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98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style:font-name="Arial" fo:font-style="italic" style:font-style-asian="italic" style:font-style-complex="italic"/>
    </style:style>
    <style:style style:name="ce99" style:family="table-cell" style:parent-style-name="Default">
      <style:table-cell-properties fo:background-color="#aa6e28"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fo:background-color="#aa6e28" fo:border="0.06pt solid #000000"/>
      <style:text-properties style:font-name="Arial"/>
    </style:style>
    <style:style style:name="ce95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number-columns-repeated="7" table:default-cell-style-name="ce2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4" table:default-cell-style-name="ce21"/>
        <table:table-column table:style-name="co17" table:default-cell-style-name="ce21"/>
        <table:table-column table:style-name="co18" table:default-cell-style-name="ce21"/>
        <table:table-column table:style-name="co1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5" table:default-cell-style-name="ce21"/>
        <table:table-column table:style-name="co26" table:number-columns-repeated="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22" table:default-cell-style-name="ce21"/>
        <table:table-column table:style-name="co31" table:default-cell-style-name="ce21"/>
        <table:table-column table:style-name="co14" table:default-cell-style-name="ce21"/>
        <table:table-column table:style-name="co32" table:default-cell-style-name="ce21"/>
        <table:table-column table:style-name="co21" table:default-cell-style-name="ce21"/>
        <table:table-column table:style-name="co29" table:default-cell-style-name="ce21"/>
        <table:table-column table:style-name="co33" table:default-cell-style-name="ce21"/>
        <table:table-column table:style-name="co30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2" table:default-cell-style-name="ce21"/>
        <table:table-column table:style-name="co38" table:default-cell-style-name="ce21"/>
        <table:table-column table:style-name="co1" table:number-columns-repeated="969" table:default-cell-style-name="ce21"/>
        <table:table-row table:style-name="ro1">
          <table:table-cell table:style-name="ce1" office:value-type="string" calcext:value-type="string">
            <text:p>Ram, Y., Dellus-Gur, E., Bibi, M., Karkare, K., Obolskia, U., Feldman, M.W., Cooper, T.F., Berman, J. and Hadany, L. (2019). Predicting microbial growth in a mixed culture from growth curve data. Proceedings of the National Academy of Sciences of the United States of America, 116, 4698-14707.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table:style-name="ce17" office:value-type="string" calcext:value-type="string">
            <text:p>https://doi.org/10.1073/pnas.1902217116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table:style-name="ce18" table:number-columns-repeated="55"/>
          <table:table-cell table:style-name="ce95" table:number-columns-repeated="969"/>
        </table:table-row>
        <table:table-row table:style-name="ro1">
          <table:table-cell table:style-name="ce19" office:value-type="string" calcext:value-type="string">
            <text:p>Package/Function or method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table:style-name="ce20"/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office:value-type="string" calcext:value-type="string">
            <text:p><text:span text:style-name="T1">mu</text:span>: intrinsic growth rate 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office:value-type="string" calcext:value-type="string">
            <text:p><text:span text:style-name="T1">mumax</text:span>: maximum growth rate (maximum value of the curve dy/dt=dln(N(t)/N0)/dt 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office:value-type="string" calcext:value-type="string">
            <text:p><text:span text:style-name="T1">N0</text:span>: initial population size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office:value-type="string" calcext:value-type="string">
            <text:p><text:span text:style-name="T1">K</text:span>: carrying capacity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office:value-type="string" calcext:value-type="string">
            <text:p>For additional parameters, see the corresponding documentations</text:p>
          </table:table-cell>
          <table:table-cell table:style-name="ce18" table:number-columns-repeated="54"/>
          <table:table-cell table:style-name="ce95" table:number-columns-repeated="969"/>
        </table:table-row>
        <table:table-row table:style-name="ro1">
          <table:table-cell table:style-name="ce18" table:number-columns-repeated="55"/>
          <table:table-cell table:style-name="ce95" table:number-columns-repeated="969"/>
        </table:table-row>
        <table:table-row table:style-name="ro1">
          <table:table-cell table:style-name="ce22" table:number-columns-repeated="2"/>
          <table:table-cell table:style-name="ce11" office:value-type="string" calcext:value-type="string" table:number-columns-spanned="8" table:number-rows-spanned="1">
            <text:p>Paper</text:p>
          </table:table-cell>
          <table:covered-table-cell table:number-columns-repeated="6" table:style-name="ce11" office:value-type="string" calcext:value-type="string">
            <text:p>Paper</text:p>
          </table:covered-table-cell>
          <table:covered-table-cell table:style-name="ce11" office:value-type="string" calcext:value-type="string">
            <text:p>Paper </text:p>
          </table:covered-table-cell>
          <table:table-cell table:style-name="ce15" office:value-type="string" calcext:value-type="string" table:number-columns-spanned="4" table:number-rows-spanned="1">
            <text:p>Growthcurver/Logistic</text:p>
          </table:table-cell>
          <table:covered-table-cell table:number-columns-repeated="3" table:style-name="ce29" office:value-type="string" calcext:value-type="string">
            <text:p>Growthcurver/Logistic</text:p>
          </table:covered-table-cell>
          <table:table-cell table:style-name="ce32" office:value-type="string" calcext:value-type="string" table:number-columns-spanned="3" table:number-rows-spanned="1">
            <text:p>grofit/Gompertz</text:p>
          </table:table-cell>
          <table:covered-table-cell table:number-columns-repeated="2" table:style-name="ce41" office:value-type="string" calcext:value-type="string">
            <text:p>grofit/Gompertz</text:p>
          </table:covered-table-cell>
          <table:table-cell table:style-name="ce44" office:value-type="string" calcext:value-type="string" table:number-columns-spanned="3" table:number-rows-spanned="1">
            <text:p>grofit/Logistic</text:p>
          </table:table-cell>
          <table:covered-table-cell table:number-columns-repeated="2" table:style-name="ce52" office:value-type="string" calcext:value-type="string">
            <text:p>grofit/Logistic</text:p>
          </table:covered-table-cell>
          <table:table-cell table:style-name="ce55" office:value-type="string" calcext:value-type="string" table:number-columns-spanned="5" table:number-rows-spanned="1">
            <text:p>grofit/mGompertz</text:p>
          </table:table-cell>
          <table:covered-table-cell table:number-columns-repeated="4" table:style-name="ce62" office:value-type="string" calcext:value-type="string">
            <text:p>grofit/mGompertz</text:p>
          </table:covered-table-cell>
          <table:table-cell table:style-name="ce63" office:value-type="string" calcext:value-type="string" table:number-columns-spanned="4" table:number-rows-spanned="1">
            <text:p>grofit/Richards</text:p>
          </table:table-cell>
          <table:covered-table-cell table:number-columns-repeated="3" table:style-name="ce67" office:value-type="string" calcext:value-type="string">
            <text:p>grofit/Richards</text:p>
          </table:covered-table-cell>
          <table:table-cell table:style-name="ce68" office:value-type="string" calcext:value-type="string" table:number-columns-spanned="5" table:number-rows-spanned="1">
            <text:p>growthrates/Baranyi</text:p>
          </table:table-cell>
          <table:covered-table-cell table:number-columns-repeated="4" table:style-name="ce72" office:value-type="string" calcext:value-type="string">
            <text:p>growthrates/Baranyi</text:p>
          </table:covered-table-cell>
          <table:table-cell table:style-name="ce73" office:value-type="string" calcext:value-type="string">
            <text:p>growthrates/EasyLinear</text:p>
          </table:table-cell>
          <table:table-cell table:style-name="ce76" office:value-type="string" calcext:value-type="string" table:number-columns-spanned="4" table:number-rows-spanned="1">
            <text:p>growthrates/Gompertz</text:p>
          </table:table-cell>
          <table:covered-table-cell table:number-columns-repeated="3" table:style-name="ce79" office:value-type="string" calcext:value-type="string">
            <text:p>growthrates/Gompertz</text:p>
          </table:covered-table-cell>
          <table:table-cell table:style-name="ce80" office:value-type="string" calcext:value-type="string" table:number-columns-spanned="6" table:number-rows-spanned="1">
            <text:p>growthrates/Huang</text:p>
          </table:table-cell>
          <table:covered-table-cell table:number-columns-repeated="5" table:style-name="ce83" office:value-type="string" calcext:value-type="string">
            <text:p>growthrates/Huang</text:p>
          </table:covered-table-cell>
          <table:table-cell table:style-name="ce84" office:value-type="string" calcext:value-type="string" table:number-columns-spanned="4" table:number-rows-spanned="1">
            <text:p>growthrates/Logistic</text:p>
          </table:table-cell>
          <table:covered-table-cell table:number-columns-repeated="3" table:style-name="ce87" office:value-type="string" calcext:value-type="string">
            <text:p>growthrates/Logistic</text:p>
          </table:covered-table-cell>
          <table:table-cell table:style-name="ce88" office:value-type="string" calcext:value-type="string" table:number-columns-spanned="5" table:number-rows-spanned="1">
            <text:p>growthrates/Richards</text:p>
          </table:table-cell>
          <table:covered-table-cell table:number-columns-repeated="4" table:style-name="ce97" office:value-type="string" calcext:value-type="string">
            <text:p>growthrates/Richards</text:p>
          </table:covered-table-cell>
          <table:table-cell table:style-name="ce98" office:value-type="string" calcext:value-type="string">
            <text:p>growthrates/Spline</text:p>
          </table:table-cell>
          <table:table-cell table:number-columns-repeated="969"/>
        </table:table-row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Sample</text:p>
          </table:table-cell>
          <table:table-cell table:style-name="ce26" office:value-type="string" calcext:value-type="string">
            <text:p>mu (h^-1)</text:p>
          </table:table-cell>
          <table:table-cell table:style-name="ce26" office:value-type="string" calcext:value-type="string">
            <text:p>N0</text:p>
          </table:table-cell>
          <table:table-cell table:style-name="ce26" office:value-type="string" calcext:value-type="string">
            <text:p>K</text:p>
          </table:table-cell>
          <table:table-cell table:style-name="ce26" office:value-type="string" calcext:value-type="string">
            <text:p>nu</text:p>
          </table:table-cell>
          <table:table-cell table:style-name="ce26" office:value-type="string" calcext:value-type="string">
            <text:p>q0</text:p>
          </table:table-cell>
          <table:table-cell table:style-name="ce26" office:value-type="string" calcext:value-type="string">
            <text:p>m (h^-1)</text:p>
          </table:table-cell>
          <table:table-cell table:style-name="ce26" office:value-type="string" calcext:value-type="string">
            <text:p>mumax (h^-1)</text:p>
          </table:table-cell>
          <table:table-cell table:style-name="ce26" office:value-type="string" calcext:value-type="string">
            <text:p>lambda (h)</text:p>
          </table:table-cell>
          <table:table-cell table:style-name="ce16" office:value-type="string" calcext:value-type="string">
            <text:p>K</text:p>
          </table:table-cell>
          <table:table-cell table:style-name="ce16" office:value-type="string" calcext:value-type="string">
            <text:p>N0</text:p>
          </table:table-cell>
          <table:table-cell table:style-name="ce16" office:value-type="string" calcext:value-type="string">
            <text:p>mu (h^-1)</text:p>
          </table:table-cell>
          <table:table-cell table:style-name="ce16" office:value-type="string" calcext:value-type="string">
            <text:p>mumax (h^-1)</text:p>
          </table:table-cell>
          <table:table-cell table:style-name="ce35" office:value-type="string" calcext:value-type="string">
            <text:p>mumax (h^-1)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lambda (h)</text:p>
          </table:table-cell>
          <table:table-cell table:style-name="ce50" office:value-type="string" calcext:value-type="string">
            <text:p>mumax (h^-1)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lambda (h)</text:p>
          </table:table-cell>
          <table:table-cell table:style-name="ce58" office:value-type="string" calcext:value-type="string">
            <text:p>mumax (h^-1)</text:p>
          </table:table-cell>
          <table:table-cell table:style-name="ce58" office:value-type="string" calcext:value-type="string">
            <text:p>A</text:p>
          </table:table-cell>
          <table:table-cell table:style-name="ce58" office:value-type="string" calcext:value-type="string">
            <text:p>lambda (h)</text:p>
          </table:table-cell>
          <table:table-cell table:style-name="ce58" office:value-type="string" calcext:value-type="string">
            <text:p>alpha (h^-1)</text:p>
          </table:table-cell>
          <table:table-cell table:style-name="ce58" office:value-type="string" calcext:value-type="string">
            <text:p>tshift (h)</text:p>
          </table:table-cell>
          <table:table-cell table:style-name="ce64" office:value-type="string" calcext:value-type="string">
            <text:p>mumax (h^-1)</text:p>
          </table:table-cell>
          <table:table-cell table:style-name="ce64" office:value-type="string" calcext:value-type="string">
            <text:p>A</text:p>
          </table:table-cell>
          <table:table-cell table:style-name="ce64" office:value-type="string" calcext:value-type="string">
            <text:p>lambda (h)</text:p>
          </table:table-cell>
          <table:table-cell table:style-name="ce64" office:value-type="string" calcext:value-type="string">
            <text:p>nu</text:p>
          </table:table-cell>
          <table:table-cell table:style-name="ce69" office:value-type="string" calcext:value-type="string">
            <text:p>mu (h^-1)</text:p>
          </table:table-cell>
          <table:table-cell table:style-name="ce69" office:value-type="string" calcext:value-type="string">
            <text:p>N0</text:p>
          </table:table-cell>
          <table:table-cell table:style-name="ce69" office:value-type="string" calcext:value-type="string">
            <text:p>K</text:p>
          </table:table-cell>
          <table:table-cell table:style-name="ce69" office:value-type="string" calcext:value-type="string">
            <text:p>h0</text:p>
          </table:table-cell>
          <table:table-cell table:style-name="ce69" office:value-type="string" calcext:value-type="string">
            <text:p>mumax (h^-1)</text:p>
          </table:table-cell>
          <table:table-cell table:style-name="ce74" office:value-type="string" calcext:value-type="string">
            <text:p>mumax (h^-1)</text:p>
          </table:table-cell>
          <table:table-cell table:style-name="ce77" office:value-type="string" calcext:value-type="string">
            <text:p>mu (h^-1)</text:p>
          </table:table-cell>
          <table:table-cell table:style-name="ce77" office:value-type="string" calcext:value-type="string">
            <text:p>N0</text:p>
          </table:table-cell>
          <table:table-cell table:style-name="ce77" office:value-type="string" calcext:value-type="string">
            <text:p>K</text:p>
          </table:table-cell>
          <table:table-cell table:style-name="ce77" office:value-type="string" calcext:value-type="string">
            <text:p>mumax (h^-1)</text:p>
          </table:table-cell>
          <table:table-cell table:style-name="ce81" office:value-type="string" calcext:value-type="string">
            <text:p>mu (h^-1)</text:p>
          </table:table-cell>
          <table:table-cell table:style-name="ce81" office:value-type="string" calcext:value-type="string">
            <text:p>K</text:p>
          </table:table-cell>
          <table:table-cell table:style-name="ce81" office:value-type="string" calcext:value-type="string">
            <text:p>alpha (h^-1) </text:p>
          </table:table-cell>
          <table:table-cell table:style-name="ce81" office:value-type="string" calcext:value-type="string">
            <text:p>lambda (h)</text:p>
          </table:table-cell>
          <table:table-cell table:style-name="ce81" office:value-type="string" calcext:value-type="string">
            <text:p>N0</text:p>
          </table:table-cell>
          <table:table-cell table:style-name="ce81" office:value-type="string" calcext:value-type="string">
            <text:p>mumax (h^-1)</text:p>
          </table:table-cell>
          <table:table-cell table:style-name="ce85" office:value-type="string" calcext:value-type="string">
            <text:p>mu (h^-1)</text:p>
          </table:table-cell>
          <table:table-cell table:style-name="ce85" office:value-type="string" calcext:value-type="string">
            <text:p>N0</text:p>
          </table:table-cell>
          <table:table-cell table:style-name="ce85" office:value-type="string" calcext:value-type="string">
            <text:p>K</text:p>
          </table:table-cell>
          <table:table-cell table:style-name="ce85" office:value-type="string" calcext:value-type="string">
            <text:p>mumax(h^-1)</text:p>
          </table:table-cell>
          <table:table-cell table:style-name="ce89" office:value-type="string" calcext:value-type="string">
            <text:p>mu (h^-1)</text:p>
          </table:table-cell>
          <table:table-cell table:style-name="ce89" office:value-type="string" calcext:value-type="string">
            <text:p>N0</text:p>
          </table:table-cell>
          <table:table-cell table:style-name="ce89" office:value-type="string" calcext:value-type="string">
            <text:p>K</text:p>
          </table:table-cell>
          <table:table-cell table:style-name="ce89" office:value-type="string" calcext:value-type="string">
            <text:p>beta</text:p>
          </table:table-cell>
          <table:table-cell table:style-name="ce89" office:value-type="string" calcext:value-type="string">
            <text:p>mumax (h^-1)</text:p>
          </table:table-cell>
          <table:table-cell table:style-name="ce99" office:value-type="string" calcext:value-type="string">
            <text:p>mumax (h^-1)</text:p>
          </table:table-cell>
          <table:table-cell table:number-columns-repeated="96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A1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28" office:value-type="float" office:value="0.124" calcext:value-type="float">
            <text:p>0.124</text:p>
          </table:table-cell>
          <table:table-cell table:style-name="ce28" office:value-type="float" office:value="0.65" calcext:value-type="float">
            <text:p>0.6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008" calcext:value-type="float">
            <text:p>0.008</text:p>
          </table:table-cell>
          <table:table-cell table:style-name="ce28" office:value-type="float" office:value="3.735" calcext:value-type="float">
            <text:p>3.735</text:p>
          </table:table-cell>
          <table:table-cell table:style-name="ce28" office:value-type="float" office:value="0.376" calcext:value-type="float">
            <text:p>0.376</text:p>
          </table:table-cell>
          <table:table-cell table:style-name="ce28" office:value-type="float" office:value="1.578" calcext:value-type="float">
            <text:p>1.578</text:p>
          </table:table-cell>
          <table:table-cell table:style-name="ce25" office:value-type="float" office:value="0.6663518" calcext:value-type="float">
            <text:p>0.6663518</text:p>
          </table:table-cell>
          <table:table-cell table:style-name="ce25" office:value-type="float" office:value="0.07974841" calcext:value-type="float">
            <text:p>0.07974841</text:p>
          </table:table-cell>
          <table:table-cell table:style-name="ce25" office:value-type="float" office:value="0.5326448" calcext:value-type="float">
            <text:p>0.5326448</text:p>
          </table:table-cell>
          <table:table-cell table:style-name="ce25" table:formula="of:=[.M14]*(1-[.L14]/[.K14])" office:value-type="float" office:value="0.468898328699453" calcext:value-type="float">
            <text:p>0.468898328699453</text:p>
          </table:table-cell>
          <table:table-cell table:style-name="ce38" office:value-type="float" office:value="0.3739042" calcext:value-type="float">
            <text:p>0.3739042</text:p>
          </table:table-cell>
          <table:table-cell table:style-name="ce38" office:value-type="float" office:value="1.670906" calcext:value-type="float">
            <text:p>1.670906</text:p>
          </table:table-cell>
          <table:table-cell table:style-name="ce38" office:value-type="float" office:value="1.15849" calcext:value-type="float">
            <text:p>1.15849</text:p>
          </table:table-cell>
          <table:table-cell table:style-name="ce51" office:value-type="float" office:value="0.3660486" calcext:value-type="float">
            <text:p>0.3660486</text:p>
          </table:table-cell>
          <table:table-cell table:style-name="ce51" office:value-type="float" office:value="1.659618" calcext:value-type="float">
            <text:p>1.659618</text:p>
          </table:table-cell>
          <table:table-cell table:style-name="ce51" office:value-type="float" office:value="1.256574" calcext:value-type="float">
            <text:p>1.256574</text:p>
          </table:table-cell>
          <table:table-cell table:style-name="ce61" office:value-type="float" office:value="0.381489" calcext:value-type="float">
            <text:p>0.381489</text:p>
          </table:table-cell>
          <table:table-cell table:style-name="ce61" office:value-type="float" office:value="1.645449" calcext:value-type="float">
            <text:p>1.645449</text:p>
          </table:table-cell>
          <table:table-cell table:style-name="ce61" office:value-type="float" office:value="1.15849" calcext:value-type="float">
            <text:p>1.15849</text:p>
          </table:table-cell>
          <table:table-cell table:style-name="ce61" office:value-type="float" office:value="0.11162" calcext:value-type="float">
            <text:p>0.11162</text:p>
          </table:table-cell>
          <table:table-cell table:style-name="ce61" office:value-type="float" office:value="54.12329" calcext:value-type="float">
            <text:p>54.12329</text:p>
          </table:table-cell>
          <table:table-cell table:number-columns-repeated="4" table:style-name="ce66" office:value-type="string" calcext:value-type="string">
            <text:p>NaN</text:p>
          </table:table-cell>
          <table:table-cell table:style-name="ce70" office:value-type="float" office:value="0.6054539" calcext:value-type="float">
            <text:p>0.6054539</text:p>
          </table:table-cell>
          <table:table-cell table:style-name="ce70" office:value-type="float" office:value="0.1017408" calcext:value-type="float">
            <text:p>0.1017408</text:p>
          </table:table-cell>
          <table:table-cell table:style-name="ce70" office:value-type="float" office:value="0.6639663" calcext:value-type="float">
            <text:p>0.6639663</text:p>
          </table:table-cell>
          <table:table-cell table:style-name="ce70" office:value-type="float" office:value="0.7078514" calcext:value-type="float">
            <text:p>0.7078514</text:p>
          </table:table-cell>
          <table:table-cell table:style-name="ce70" office:value-type="float" office:value="0.333257" calcext:value-type="float">
            <text:p>0.333257</text:p>
          </table:table-cell>
          <table:table-cell table:style-name="ce75" office:value-type="float" office:value="0.430353" calcext:value-type="float">
            <text:p>0.430353</text:p>
          </table:table-cell>
          <table:table-cell table:style-name="ce78" office:value-type="float" office:value="0.37344966" calcext:value-type="float">
            <text:p>0.37344966</text:p>
          </table:table-cell>
          <table:table-cell table:style-name="ce78" office:value-type="float" office:value="0.04821534" calcext:value-type="float">
            <text:p>0.04821534</text:p>
          </table:table-cell>
          <table:table-cell table:style-name="ce78" office:value-type="float" office:value="0.67346827" calcext:value-type="float">
            <text:p>0.67346827</text:p>
          </table:table-cell>
          <table:table-cell table:style-name="ce78" table:formula="of:=-[.AJ14]*LOG([.AK14]/[.AL14])" office:value-type="float" office:value="0.427649120737952" calcext:value-type="float">
            <text:p>0.427649120737952</text:p>
          </table:table-cell>
          <table:table-cell table:style-name="ce82" office:value-type="float" office:value="0.53264469" calcext:value-type="float">
            <text:p>0.53264469</text:p>
          </table:table-cell>
          <table:table-cell table:style-name="ce82" office:value-type="float" office:value="0.66635181" calcext:value-type="float">
            <text:p>0.66635181</text:p>
          </table:table-cell>
          <table:table-cell table:style-name="ce82" office:value-type="float" office:value="-0.22950214" calcext:value-type="float">
            <text:p>-0.22950214</text:p>
          </table:table-cell>
          <table:table-cell table:style-name="ce82" office:value-type="float" office:value="909.97292228" calcext:value-type="float">
            <text:p>909.97292228</text:p>
          </table:table-cell>
          <table:table-cell table:style-name="ce82" office:value-type="float" office:value="0.07974846" calcext:value-type="float">
            <text:p>0.07974846</text:p>
          </table:table-cell>
          <table:table-cell table:style-name="ce82" office:value-type="float" office:value="0.468898" calcext:value-type="float">
            <text:p>0.468898</text:p>
          </table:table-cell>
          <table:table-cell table:style-name="ce86" office:value-type="float" office:value="0.53264477" calcext:value-type="float">
            <text:p>0.53264477</text:p>
          </table:table-cell>
          <table:table-cell table:style-name="ce86" office:value-type="float" office:value="0.07974843" calcext:value-type="float">
            <text:p>0.07974843</text:p>
          </table:table-cell>
          <table:table-cell table:style-name="ce86" office:value-type="float" office:value="0.6663518" calcext:value-type="float">
            <text:p>0.6663518</text:p>
          </table:table-cell>
          <table:table-cell table:style-name="ce86" table:formula="of:=[.AT14]*(1-[.AU14]/[.AV14])" office:value-type="float" office:value="0.468898286302933" calcext:value-type="float">
            <text:p>0.468898286302933</text:p>
          </table:table-cell>
          <table:table-cell table:style-name="ce96" office:value-type="float" office:value="0.41112226" calcext:value-type="float">
            <text:p>0.41112226</text:p>
          </table:table-cell>
          <table:table-cell table:style-name="ce96" office:value-type="float" office:value="0.09008542" calcext:value-type="float">
            <text:p>0.09008542</text:p>
          </table:table-cell>
          <table:table-cell table:style-name="ce96" office:value-type="float" office:value="0.66429692" calcext:value-type="float">
            <text:p>0.66429692</text:p>
          </table:table-cell>
          <table:table-cell table:style-name="ce96" office:value-type="float" office:value="1.49263153" calcext:value-type="float">
            <text:p>1.49263153</text:p>
          </table:table-cell>
          <table:table-cell table:style-name="ce96" table:formula="of:=[.AX14]*(1-([.AY14]/[.AZ14])^[.BA14])" office:value-type="float" office:value="0.390286800933376" calcext:value-type="float">
            <text:p>0.390286800933376</text:p>
          </table:table-cell>
          <table:table-cell table:style-name="ce100" office:value-type="float" office:value="0.450073" calcext:value-type="float">
            <text:p>0.450073</text:p>
          </table:table-cell>
          <table:table-cell table:number-columns-repeated="96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A2</text:p>
          </table:table-cell>
          <table:table-cell table:style-name="ce27" office:value-type="float" office:value="0.376" calcext:value-type="float">
            <text:p>0.376</text:p>
          </table:table-cell>
          <table:table-cell table:style-name="ce28" office:value-type="float" office:value="0.125" calcext:value-type="float">
            <text:p>0.125</text:p>
          </table:table-cell>
          <table:table-cell table:style-name="ce28" office:value-type="float" office:value="0.528" calcext:value-type="float">
            <text:p>0.528</text:p>
          </table:table-cell>
          <table:table-cell table:style-name="ce28" office:value-type="float" office:value="2.636" calcext:value-type="float">
            <text:p>2.636</text:p>
          </table:table-cell>
          <table:table-cell table:style-name="ce28" office:value-type="float" office:value="0.032" calcext:value-type="float">
            <text:p>0.032</text:p>
          </table:table-cell>
          <table:table-cell table:style-name="ce28" office:value-type="float" office:value="0.937" calcext:value-type="float">
            <text:p>0.937</text:p>
          </table:table-cell>
          <table:table-cell table:style-name="ce28" office:value-type="float" office:value="0.268" calcext:value-type="float">
            <text:p>0.268</text:p>
          </table:table-cell>
          <table:table-cell table:style-name="ce28" office:value-type="float" office:value="3.93" calcext:value-type="float">
            <text:p>3.93</text:p>
          </table:table-cell>
          <table:table-cell table:style-name="ce25" office:value-type="float" office:value="0.5446475" calcext:value-type="float">
            <text:p>0.5446475</text:p>
          </table:table-cell>
          <table:table-cell table:style-name="ce25" office:value-type="float" office:value="0.05197206" calcext:value-type="float">
            <text:p>0.05197206</text:p>
          </table:table-cell>
          <table:table-cell table:style-name="ce25" office:value-type="float" office:value="0.4359307" calcext:value-type="float">
            <text:p>0.4359307</text:p>
          </table:table-cell>
          <table:table-cell table:style-name="ce25" table:formula="of:=[.M15]*(1-[.L15]/[.K15])" office:value-type="float" office:value="0.394332755464788" calcext:value-type="float">
            <text:p>0.394332755464788</text:p>
          </table:table-cell>
          <table:table-cell table:style-name="ce38" office:value-type="float" office:value="0.2924617" calcext:value-type="float">
            <text:p>0.2924617</text:p>
          </table:table-cell>
          <table:table-cell table:style-name="ce38" office:value-type="float" office:value="1.453981" calcext:value-type="float">
            <text:p>1.453981</text:p>
          </table:table-cell>
          <table:table-cell table:style-name="ce38" office:value-type="float" office:value="2.96509" calcext:value-type="float">
            <text:p>2.96509</text:p>
          </table:table-cell>
          <table:table-cell table:style-name="ce51" office:value-type="float" office:value="0.2884913" calcext:value-type="float">
            <text:p>0.2884913</text:p>
          </table:table-cell>
          <table:table-cell table:style-name="ce51" office:value-type="float" office:value="1.442847" calcext:value-type="float">
            <text:p>1.442847</text:p>
          </table:table-cell>
          <table:table-cell table:style-name="ce51" office:value-type="float" office:value="3.127675" calcext:value-type="float">
            <text:p>3.127675</text:p>
          </table:table-cell>
          <table:table-cell table:number-columns-repeated="5" table:style-name="ce61" office:value-type="string" calcext:value-type="string">
            <text:p>NaN</text:p>
          </table:table-cell>
          <table:table-cell table:number-columns-repeated="4" table:style-name="ce66" office:value-type="string" calcext:value-type="string">
            <text:p>NaN</text:p>
          </table:table-cell>
          <table:table-cell table:style-name="ce70" office:value-type="float" office:value="0.8148743" calcext:value-type="float">
            <text:p>0.8148743</text:p>
          </table:table-cell>
          <table:table-cell table:style-name="ce70" office:value-type="float" office:value="0.125503" calcext:value-type="float">
            <text:p>0.125503</text:p>
          </table:table-cell>
          <table:table-cell table:style-name="ce70" office:value-type="float" office:value="0.5345472" calcext:value-type="float">
            <text:p>0.5345472</text:p>
          </table:table-cell>
          <table:table-cell table:style-name="ce70" office:value-type="float" office:value="3.8386154" calcext:value-type="float">
            <text:p>3.8386154</text:p>
          </table:table-cell>
          <table:table-cell table:style-name="ce70" office:value-type="float" office:value="0.285922" calcext:value-type="float">
            <text:p>0.285922</text:p>
          </table:table-cell>
          <table:table-cell table:style-name="ce75" office:value-type="float" office:value="0.276228" calcext:value-type="float">
            <text:p>0.276228</text:p>
          </table:table-cell>
          <table:table-cell table:style-name="ce78" office:value-type="float" office:value="0.286347" calcext:value-type="float">
            <text:p>0.286347</text:p>
          </table:table-cell>
          <table:table-cell table:style-name="ce78" office:value-type="float" office:value="0.03221571" calcext:value-type="float">
            <text:p>0.03221571</text:p>
          </table:table-cell>
          <table:table-cell table:style-name="ce78" office:value-type="float" office:value="0.55527192" calcext:value-type="float">
            <text:p>0.55527192</text:p>
          </table:table-cell>
          <table:table-cell table:style-name="ce78" table:formula="of:=-[.AJ15]*LOG([.AK15]/[.AL15])" office:value-type="float" office:value="0.354050313319913" calcext:value-type="float">
            <text:p>0.354050313319913</text:p>
          </table:table-cell>
          <table:table-cell table:style-name="ce82" office:value-type="float" office:value="0.43593081" calcext:value-type="float">
            <text:p>0.43593081</text:p>
          </table:table-cell>
          <table:table-cell table:style-name="ce82" office:value-type="float" office:value="0.54464744" calcext:value-type="float">
            <text:p>0.54464744</text:p>
          </table:table-cell>
          <table:table-cell table:style-name="ce82" office:value-type="float" office:value="-0.2359575" calcext:value-type="float">
            <text:p>-0.2359575</text:p>
          </table:table-cell>
          <table:table-cell table:style-name="ce82" office:value-type="float" office:value="263.58224738" calcext:value-type="float">
            <text:p>263.58224738</text:p>
          </table:table-cell>
          <table:table-cell table:style-name="ce82" office:value-type="float" office:value="0.05197205" calcext:value-type="float">
            <text:p>0.05197205</text:p>
          </table:table-cell>
          <table:table-cell table:style-name="ce82" office:value-type="float" office:value="0.394333" calcext:value-type="float">
            <text:p>0.394333</text:p>
          </table:table-cell>
          <table:table-cell table:style-name="ce86" office:value-type="float" office:value="0.43592969" calcext:value-type="float">
            <text:p>0.43592969</text:p>
          </table:table-cell>
          <table:table-cell table:style-name="ce86" office:value-type="float" office:value="0.05197224" calcext:value-type="float">
            <text:p>0.05197224</text:p>
          </table:table-cell>
          <table:table-cell table:style-name="ce86" office:value-type="float" office:value="0.54464764" calcext:value-type="float">
            <text:p>0.54464764</text:p>
          </table:table-cell>
          <table:table-cell table:style-name="ce86" table:formula="of:=[.AT15]*(1-[.AU15]/[.AV15])" office:value-type="float" office:value="0.394331708464992" calcext:value-type="float">
            <text:p>0.394331708464992</text:p>
          </table:table-cell>
          <table:table-cell table:style-name="ce96" office:value-type="float" office:value="0.20480888" calcext:value-type="float">
            <text:p>0.20480888</text:p>
          </table:table-cell>
          <table:table-cell table:style-name="ce96" office:value-type="float" office:value="0.08603081" calcext:value-type="float">
            <text:p>0.08603081</text:p>
          </table:table-cell>
          <table:table-cell table:style-name="ce96" office:value-type="float" office:value="0.53269795" calcext:value-type="float">
            <text:p>0.53269795</text:p>
          </table:table-cell>
          <table:table-cell table:style-name="ce96" office:value-type="float" office:value="7.75147749" calcext:value-type="float">
            <text:p>7.75147749</text:p>
          </table:table-cell>
          <table:table-cell table:style-name="ce96" table:formula="of:=[.AX15]*(1-([.AY15]/[.AZ15])^[.BA15])" office:value-type="float" office:value="0.204808730885626" calcext:value-type="float">
            <text:p>0.204808730885626</text:p>
          </table:table-cell>
          <table:table-cell table:style-name="ce100" office:value-type="float" office:value="0.28886" calcext:value-type="float">
            <text:p>0.28886</text:p>
          </table:table-cell>
          <table:table-cell table:number-columns-repeated="96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B1</text:p>
          </table:table-cell>
          <table:table-cell table:style-name="ce27" office:value-type="float" office:value="0.484" calcext:value-type="float">
            <text:p>0.484</text:p>
          </table:table-cell>
          <table:table-cell table:style-name="ce28" office:value-type="float" office:value="0.23" calcext:value-type="float">
            <text:p>0.23</text:p>
          </table:table-cell>
          <table:table-cell table:style-name="ce28" office:value-type="float" office:value="0.628" calcext:value-type="float">
            <text:p>0.628</text:p>
          </table:table-cell>
          <table:table-cell table:style-name="ce28" office:value-type="float" office:value="1.491" calcext:value-type="float">
            <text:p>1.491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office:value-type="float" office:value="0.369" calcext:value-type="float">
            <text:p>0.369</text:p>
          </table:table-cell>
          <table:table-cell table:style-name="ce28" office:value-type="float" office:value="0.014" calcext:value-type="float">
            <text:p>0.014</text:p>
          </table:table-cell>
          <table:table-cell table:style-name="ce25" office:value-type="float" office:value="0.6853887" calcext:value-type="float">
            <text:p>0.6853887</text:p>
          </table:table-cell>
          <table:table-cell table:style-name="ce25" office:value-type="float" office:value="0.2530822" calcext:value-type="float">
            <text:p>0.2530822</text:p>
          </table:table-cell>
          <table:table-cell table:style-name="ce25" office:value-type="float" office:value="0.4785898" calcext:value-type="float">
            <text:p>0.4785898</text:p>
          </table:table-cell>
          <table:table-cell table:style-name="ce25" table:formula="of:=[.M16]*(1-[.L16]/[.K16])" office:value-type="float" office:value="0.301868824761336" calcext:value-type="float">
            <text:p>0.301868824761336</text:p>
          </table:table-cell>
          <table:table-cell table:style-name="ce38" office:value-type="float" office:value="0.2420137" calcext:value-type="float">
            <text:p>0.2420137</text:p>
          </table:table-cell>
          <table:table-cell table:style-name="ce38" office:value-type="float" office:value="1.085038" calcext:value-type="float">
            <text:p>1.085038</text:p>
          </table:table-cell>
          <table:table-cell table:style-name="ce38" office:value-type="float" office:value="-0.3778151" calcext:value-type="float">
            <text:p>-0.3778151</text:p>
          </table:table-cell>
          <table:table-cell table:style-name="ce51" office:value-type="float" office:value="0.2213185" calcext:value-type="float">
            <text:p>0.2213185</text:p>
          </table:table-cell>
          <table:table-cell table:style-name="ce51" office:value-type="float" office:value="1.07977" calcext:value-type="float">
            <text:p>1.07977</text:p>
          </table:table-cell>
          <table:table-cell table:style-name="ce51" office:value-type="float" office:value="-0.4815324" calcext:value-type="float">
            <text:p>-0.4815324</text:p>
          </table:table-cell>
          <table:table-cell table:number-columns-repeated="5" table:style-name="ce61" office:value-type="string" calcext:value-type="string">
            <text:p>NaN</text:p>
          </table:table-cell>
          <table:table-cell table:number-columns-repeated="4" table:style-name="ce66" office:value-type="string" calcext:value-type="string">
            <text:p>NaN</text:p>
          </table:table-cell>
          <table:table-cell table:style-name="ce71" office:value-type="float" office:value="0.2133324" calcext:value-type="float">
            <text:p>2.13E-01</text:p>
          </table:table-cell>
          <table:table-cell table:style-name="ce71" office:value-type="float" office:value="0.3078438" calcext:value-type="float">
            <text:p>3.08E-01</text:p>
          </table:table-cell>
          <table:table-cell table:style-name="ce71" office:value-type="float" office:value="0.6922043" calcext:value-type="float">
            <text:p>6.92E-01</text:p>
          </table:table-cell>
          <table:table-cell table:style-name="ce71" office:value-type="float" office:value="-1.1476461" calcext:value-type="float">
            <text:p>-1.15E+00</text:p>
          </table:table-cell>
          <table:table-cell table:style-name="ce70" office:value-type="float" office:value="0.478591462390583" calcext:value-type="float">
            <text:p>0.478591462390583</text:p>
          </table:table-cell>
          <table:table-cell table:style-name="ce75" office:value-type="float" office:value="0.361876" calcext:value-type="float">
            <text:p>0.361876</text:p>
          </table:table-cell>
          <table:table-cell table:style-name="ce78" office:value-type="float" office:value="0.3886819" calcext:value-type="float">
            <text:p>0.3886819</text:p>
          </table:table-cell>
          <table:table-cell table:style-name="ce78" office:value-type="float" office:value="0.2355683" calcext:value-type="float">
            <text:p>0.2355683</text:p>
          </table:table-cell>
          <table:table-cell table:style-name="ce78" office:value-type="float" office:value="0.6881923" calcext:value-type="float">
            <text:p>0.6881923</text:p>
          </table:table-cell>
          <table:table-cell table:style-name="ce78" table:formula="of:=-[.AJ16]*LOG([.AK16]/[.AL16])" office:value-type="float" office:value="0.180967556818064" calcext:value-type="float">
            <text:p>0.180967556818064</text:p>
          </table:table-cell>
          <table:table-cell table:style-name="ce82" office:value-type="float" office:value="0.4785892" calcext:value-type="float">
            <text:p>0.4785892</text:p>
          </table:table-cell>
          <table:table-cell table:style-name="ce82" office:value-type="float" office:value="0.6853887" calcext:value-type="float">
            <text:p>0.6853887</text:p>
          </table:table-cell>
          <table:table-cell table:style-name="ce82" office:value-type="float" office:value="-0.1420279" calcext:value-type="float">
            <text:p>-0.1420279</text:p>
          </table:table-cell>
          <table:table-cell table:style-name="ce82" office:value-type="float" office:value="336.5003121" calcext:value-type="float">
            <text:p>336.5003121</text:p>
          </table:table-cell>
          <table:table-cell table:style-name="ce82" office:value-type="float" office:value="0.2530824" calcext:value-type="float">
            <text:p>0.2530824</text:p>
          </table:table-cell>
          <table:table-cell table:style-name="ce82" office:value-type="float" office:value="0.301868" calcext:value-type="float">
            <text:p>0.301868</text:p>
          </table:table-cell>
          <table:table-cell table:style-name="ce86" office:value-type="float" office:value="0.4785897" calcext:value-type="float">
            <text:p>0.4785897</text:p>
          </table:table-cell>
          <table:table-cell table:style-name="ce86" office:value-type="float" office:value="0.2530823" calcext:value-type="float">
            <text:p>0.2530823</text:p>
          </table:table-cell>
          <table:table-cell table:style-name="ce86" office:value-type="float" office:value="0.6853887" calcext:value-type="float">
            <text:p>0.6853887</text:p>
          </table:table-cell>
          <table:table-cell table:style-name="ce86" table:formula="of:=[.AT16]*(1-[.AU16]/[.AV16])" office:value-type="float" office:value="0.301868691859203" calcext:value-type="float">
            <text:p>0.301868691859203</text:p>
          </table:table-cell>
          <table:table-cell table:style-name="ce96" office:value-type="float" office:value="39.414107381" calcext:value-type="float">
            <text:p>39.414107381</text:p>
          </table:table-cell>
          <table:table-cell table:style-name="ce96" office:value-type="float" office:value="0.23579899" calcext:value-type="float">
            <text:p>0.23579899</text:p>
          </table:table-cell>
          <table:table-cell table:style-name="ce96" office:value-type="float" office:value="0.688166296" calcext:value-type="float">
            <text:p>0.688166296</text:p>
          </table:table-cell>
          <table:table-cell table:style-name="ce96" office:value-type="float" office:value="0.009875126" calcext:value-type="float">
            <text:p>0.009875126</text:p>
          </table:table-cell>
          <table:table-cell table:style-name="ce96" table:formula="of:=[.AX16]*(1-([.AY16]/[.AZ16])^[.BA16])" office:value-type="float" office:value="0.414676788151449" calcext:value-type="float">
            <text:p>0.414676788151449</text:p>
          </table:table-cell>
          <table:table-cell table:style-name="ce100" office:value-type="float" office:value="0.4126371" calcext:value-type="float">
            <text:p>0.4126371</text:p>
          </table:table-cell>
          <table:table-cell table:number-columns-repeated="969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B2</text:p>
          </table:table-cell>
          <table:table-cell table:style-name="ce27" office:value-type="float" office:value="0.304" calcext:value-type="float">
            <text:p>0.304</text:p>
          </table:table-cell>
          <table:table-cell table:style-name="ce28" office:value-type="float" office:value="0.286" calcext:value-type="float">
            <text:p>0.286</text:p>
          </table:table-cell>
          <table:table-cell table:style-name="ce28" office:value-type="float" office:value="0.619" calcext:value-type="float">
            <text:p>0.619</text:p>
          </table:table-cell>
          <table:table-cell table:style-name="ce28" office:value-type="float" office:value="2.484" calcext:value-type="float">
            <text:p>2.484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office:value-type="float" office:value="0.256" calcext:value-type="float">
            <text:p>0.256</text:p>
          </table:table-cell>
          <table:table-cell table:style-name="ce28" office:value-type="float" office:value="0.004" calcext:value-type="float">
            <text:p>0.004</text:p>
          </table:table-cell>
          <table:table-cell table:style-name="ce25" office:value-type="float" office:value="0.6009217" calcext:value-type="float">
            <text:p>0.6009217</text:p>
          </table:table-cell>
          <table:table-cell table:style-name="ce25" office:value-type="float" office:value="0.276586" calcext:value-type="float">
            <text:p>0.276586</text:p>
          </table:table-cell>
          <table:table-cell table:style-name="ce25" office:value-type="float" office:value="0.6681384" calcext:value-type="float">
            <text:p>0.6681384</text:p>
          </table:table-cell>
          <table:table-cell table:style-name="ce25" table:formula="of:=[.M17]*(1-[.L17]/[.K17])" office:value-type="float" office:value="0.360614595313965" calcext:value-type="float">
            <text:p>0.360614595313965</text:p>
          </table:table-cell>
          <table:table-cell table:style-name="ce38" office:value-type="float" office:value="0.2154628" calcext:value-type="float">
            <text:p>0.2154628</text:p>
          </table:table-cell>
          <table:table-cell table:style-name="ce38" office:value-type="float" office:value="0.7401048" calcext:value-type="float">
            <text:p>0.7401048</text:p>
          </table:table-cell>
          <table:table-cell table:style-name="ce38" office:value-type="float" office:value="-0.1524043" calcext:value-type="float">
            <text:p>-0.1524043</text:p>
          </table:table-cell>
          <table:table-cell table:style-name="ce51" office:value-type="float" office:value="0.1916425" calcext:value-type="float">
            <text:p>0.1916425</text:p>
          </table:table-cell>
          <table:table-cell table:style-name="ce51" office:value-type="float" office:value="0.73903" calcext:value-type="float">
            <text:p>0.73903</text:p>
          </table:table-cell>
          <table:table-cell table:style-name="ce51" office:value-type="float" office:value="-0.2356848" calcext:value-type="float">
            <text:p>-0.2356848</text:p>
          </table:table-cell>
          <table:table-cell table:number-columns-repeated="5" table:style-name="ce61" office:value-type="string" calcext:value-type="string">
            <text:p>NaN</text:p>
          </table:table-cell>
          <table:table-cell table:style-name="ce66" office:value-type="float" office:value="0.2284006" calcext:value-type="float">
            <text:p>0.2284006</text:p>
          </table:table-cell>
          <table:table-cell table:style-name="ce66" office:value-type="float" office:value="0.740497" calcext:value-type="float">
            <text:p>0.740497</text:p>
          </table:table-cell>
          <table:table-cell table:style-name="ce66" office:value-type="float" office:value="-0.1091538" calcext:value-type="float">
            <text:p>-0.1091538</text:p>
          </table:table-cell>
          <table:table-cell table:style-name="ce66" office:value-type="float" office:value="-0.248809" calcext:value-type="float">
            <text:p>-0.248809</text:p>
          </table:table-cell>
          <table:table-cell table:style-name="ce70" office:value-type="float" office:value="0.9145116" calcext:value-type="float">
            <text:p>0.9145116</text:p>
          </table:table-cell>
          <table:table-cell table:style-name="ce70" office:value-type="float" office:value="0.3068797" calcext:value-type="float">
            <text:p>0.3068797</text:p>
          </table:table-cell>
          <table:table-cell table:style-name="ce70" office:value-type="float" office:value="0.6002362" calcext:value-type="float">
            <text:p>0.6002362</text:p>
          </table:table-cell>
          <table:table-cell table:style-name="ce70" office:value-type="float" office:value="1.1105822" calcext:value-type="float">
            <text:p>1.1105822</text:p>
          </table:table-cell>
          <table:table-cell table:style-name="ce70" office:value-type="float" office:value="0.199316" calcext:value-type="float">
            <text:p>0.199316</text:p>
          </table:table-cell>
          <table:table-cell table:style-name="ce75" office:value-type="float" office:value="0.291415" calcext:value-type="float">
            <text:p>0.291415</text:p>
          </table:table-cell>
          <table:table-cell table:style-name="ce78" office:value-type="float" office:value="0.5747082" calcext:value-type="float">
            <text:p>0.5747082</text:p>
          </table:table-cell>
          <table:table-cell table:style-name="ce78" office:value-type="float" office:value="0.2672366" calcext:value-type="float">
            <text:p>0.2672366</text:p>
          </table:table-cell>
          <table:table-cell table:style-name="ce78" office:value-type="float" office:value="0.6012707" calcext:value-type="float">
            <text:p>0.6012707</text:p>
          </table:table-cell>
          <table:table-cell table:style-name="ce78" table:formula="of:=-[.AJ17]*LOG([.AK17]/[.AL17])" office:value-type="float" office:value="0.202397345087655" calcext:value-type="float">
            <text:p>0.202397345087655</text:p>
          </table:table-cell>
          <table:table-cell table:style-name="ce82" office:value-type="float" office:value="0.6681378" calcext:value-type="float">
            <text:p>0.6681378</text:p>
          </table:table-cell>
          <table:table-cell table:style-name="ce82" office:value-type="float" office:value="0.6009217" calcext:value-type="float">
            <text:p>0.6009217</text:p>
          </table:table-cell>
          <table:table-cell table:style-name="ce82" office:value-type="float" office:value="-0.1685692" calcext:value-type="float">
            <text:p>-0.1685692</text:p>
          </table:table-cell>
          <table:table-cell table:style-name="ce82" office:value-type="float" office:value="644.283261" calcext:value-type="float">
            <text:p>644.283261</text:p>
          </table:table-cell>
          <table:table-cell table:style-name="ce82" office:value-type="float" office:value="0.2765861" calcext:value-type="float">
            <text:p>0.2765861</text:p>
          </table:table-cell>
          <table:table-cell table:style-name="ce82" office:value-type="float" office:value="0.360614" calcext:value-type="float">
            <text:p>0.360614</text:p>
          </table:table-cell>
          <table:table-cell table:style-name="ce86" office:value-type="float" office:value="0.6681441" calcext:value-type="float">
            <text:p>0.6681441</text:p>
          </table:table-cell>
          <table:table-cell table:style-name="ce86" office:value-type="float" office:value="0.276585" calcext:value-type="float">
            <text:p>0.276585</text:p>
          </table:table-cell>
          <table:table-cell table:style-name="ce86" office:value-type="float" office:value="0.6009215" calcext:value-type="float">
            <text:p>0.6009215</text:p>
          </table:table-cell>
          <table:table-cell table:style-name="ce86" table:formula="of:=[.AT17]*(1-[.AU17]/[.AV17])" office:value-type="float" office:value="0.3606186812914" calcext:value-type="float">
            <text:p>0.3606186812914</text:p>
          </table:table-cell>
          <table:table-cell table:style-name="ce96" office:value-type="float" office:value="0.1691268" calcext:value-type="float">
            <text:p>0.1691268</text:p>
          </table:table-cell>
          <table:table-cell table:style-name="ce96" office:value-type="float" office:value="0.3121386" calcext:value-type="float">
            <text:p>0.3121386</text:p>
          </table:table-cell>
          <table:table-cell table:style-name="ce96" office:value-type="float" office:value="0.5998157" calcext:value-type="float">
            <text:p>0.5998157</text:p>
          </table:table-cell>
          <table:table-cell table:style-name="ce96" office:value-type="float" office:value="9.2485907" calcext:value-type="float">
            <text:p>9.2485907</text:p>
          </table:table-cell>
          <table:table-cell table:style-name="ce96" table:formula="of:=[.AX17]*(1-([.AY17]/[.AZ17])^[.BA17])" office:value-type="float" office:value="0.168724396766241" calcext:value-type="float">
            <text:p>0.168724396766241</text:p>
          </table:table-cell>
          <table:table-cell table:style-name="ce100" office:value-type="float" office:value="0.3139956" calcext:value-type="float">
            <text:p>0.3139956</text:p>
          </table:table-cell>
          <table:table-cell table:number-columns-repeated="96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C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204" calcext:value-type="float">
            <text:p>0.204</text:p>
          </table:table-cell>
          <table:table-cell table:style-name="ce28" office:value-type="float" office:value="0.741" calcext:value-type="float">
            <text:p>0.741</text:p>
          </table:table-cell>
          <table:table-cell table:style-name="ce28" office:value-type="float" office:value="0.164" calcext:value-type="float">
            <text:p>0.164</text:p>
          </table:table-cell>
          <table:table-cell table:style-name="ce28" office:value-type="float" office:value="0.393" calcext:value-type="float">
            <text:p>0.393</text:p>
          </table:table-cell>
          <table:table-cell table:style-name="ce28" office:value-type="float" office:value="0.104" calcext:value-type="float">
            <text:p>0.104</text:p>
          </table:table-cell>
          <table:table-cell table:style-name="ce28" office:value-type="float" office:value="0.42" calcext:value-type="float">
            <text:p>0.42</text:p>
          </table:table-cell>
          <table:table-cell table:style-name="ce28" office:value-type="float" office:value="0.039" calcext:value-type="float">
            <text:p>0.039</text:p>
          </table:table-cell>
          <table:table-cell table:style-name="ce25" office:value-type="float" office:value="0.7314412" calcext:value-type="float">
            <text:p>0.7314412</text:p>
          </table:table-cell>
          <table:table-cell table:style-name="ce25" office:value-type="float" office:value="0.2101059" calcext:value-type="float">
            <text:p>0.2101059</text:p>
          </table:table-cell>
          <table:table-cell table:style-name="ce25" office:value-type="float" office:value="0.5687187" calcext:value-type="float">
            <text:p>0.5687187</text:p>
          </table:table-cell>
          <table:table-cell table:style-name="ce25" table:formula="of:=[.M18]*(1-[.L18]/[.K18])" office:value-type="float" office:value="0.405354708047769" calcext:value-type="float">
            <text:p>0.405354708047769</text:p>
          </table:table-cell>
          <table:table-cell table:style-name="ce38" office:value-type="float" office:value="0.2941911" calcext:value-type="float">
            <text:p>0.2941911</text:p>
          </table:table-cell>
          <table:table-cell table:style-name="ce38" office:value-type="float" office:value="1.26664" calcext:value-type="float">
            <text:p>1.26664</text:p>
          </table:table-cell>
          <table:table-cell table:style-name="ce38" office:value-type="float" office:value="-0.30205054" calcext:value-type="float">
            <text:p>-0.30205054</text:p>
          </table:table-cell>
          <table:table-cell table:style-name="ce51" office:value-type="float" office:value="0.2602054" calcext:value-type="float">
            <text:p>0.2602054</text:p>
          </table:table-cell>
          <table:table-cell table:style-name="ce51" office:value-type="float" office:value="1.26377" calcext:value-type="float">
            <text:p>1.26377</text:p>
          </table:table-cell>
          <table:table-cell table:style-name="ce51" office:value-type="float" office:value="-0.45186788" calcext:value-type="float">
            <text:p>-0.45186788</text:p>
          </table:table-cell>
          <table:table-cell table:number-columns-repeated="5" table:style-name="ce61" office:value-type="string" calcext:value-type="string">
            <text:p>NaN</text:p>
          </table:table-cell>
          <table:table-cell table:style-name="ce66" office:value-type="float" office:value="0.4103086" calcext:value-type="float">
            <text:p>0.4103086</text:p>
          </table:table-cell>
          <table:table-cell table:style-name="ce66" office:value-type="float" office:value="1.271079" calcext:value-type="float">
            <text:p>1.271079</text:p>
          </table:table-cell>
          <table:table-cell table:style-name="ce66" office:value-type="float" office:value="-0.01533123" calcext:value-type="float">
            <text:p>-0.01533123</text:p>
          </table:table-cell>
          <table:table-cell table:style-name="ce66" office:value-type="float" office:value="-0.8100316" calcext:value-type="float">
            <text:p>-0.8100316</text:p>
          </table:table-cell>
          <table:table-cell table:style-name="ce70" office:value-type="float" office:value="0.6170485" calcext:value-type="float">
            <text:p>0.6170485</text:p>
          </table:table-cell>
          <table:table-cell table:style-name="ce70" office:value-type="float" office:value="0.2235251" calcext:value-type="float">
            <text:p>0.2235251</text:p>
          </table:table-cell>
          <table:table-cell table:style-name="ce70" office:value-type="float" office:value="0.7307923" calcext:value-type="float">
            <text:p>0.7307923</text:p>
          </table:table-cell>
          <table:table-cell table:style-name="ce70" office:value-type="float" office:value="0.3196038" calcext:value-type="float">
            <text:p>0.3196038</text:p>
          </table:table-cell>
          <table:table-cell table:style-name="ce70" office:value-type="float" office:value="0.312249" calcext:value-type="float">
            <text:p>0.312249</text:p>
          </table:table-cell>
          <table:table-cell table:style-name="ce75" office:value-type="float" office:value="0.44268" calcext:value-type="float">
            <text:p>0.44268</text:p>
          </table:table-cell>
          <table:table-cell table:style-name="ce78" office:value-type="float" office:value="0.4527478" calcext:value-type="float">
            <text:p>0.4527478</text:p>
          </table:table-cell>
          <table:table-cell table:style-name="ce78" office:value-type="float" office:value="0.1856705" calcext:value-type="float">
            <text:p>0.1856705</text:p>
          </table:table-cell>
          <table:table-cell table:style-name="ce78" office:value-type="float" office:value="0.7333251" calcext:value-type="float">
            <text:p>0.7333251</text:p>
          </table:table-cell>
          <table:table-cell table:style-name="ce78" table:formula="of:=-[.AJ18]*LOG([.AK18]/[.AL18])" office:value-type="float" office:value="0.27008834953554" calcext:value-type="float">
            <text:p>0.27008834953554</text:p>
          </table:table-cell>
          <table:table-cell table:number-columns-repeated="6" table:style-name="ce82" office:value-type="string" calcext:value-type="string">
            <text:p>NaN</text:p>
          </table:table-cell>
          <table:table-cell table:style-name="ce86" office:value-type="float" office:value="0.568721" calcext:value-type="float">
            <text:p>0.568721</text:p>
          </table:table-cell>
          <table:table-cell table:style-name="ce86" office:value-type="float" office:value="0.2101052" calcext:value-type="float">
            <text:p>0.2101052</text:p>
          </table:table-cell>
          <table:table-cell table:style-name="ce86" office:value-type="float" office:value="0.7314411" calcext:value-type="float">
            <text:p>0.7314411</text:p>
          </table:table-cell>
          <table:table-cell table:style-name="ce86" table:formula="of:=[.AT18]*(1-[.AU18]/[.AV18])" office:value-type="float" office:value="0.405356869314426" calcext:value-type="float">
            <text:p>0.405356869314426</text:p>
          </table:table-cell>
          <table:table-cell table:style-name="ce96" office:value-type="float" office:value="0.314692" calcext:value-type="float">
            <text:p>0.314692</text:p>
          </table:table-cell>
          <table:table-cell table:style-name="ce96" office:value-type="float" office:value="0.2314831" calcext:value-type="float">
            <text:p>0.2314831</text:p>
          </table:table-cell>
          <table:table-cell table:style-name="ce96" office:value-type="float" office:value="0.7299236" calcext:value-type="float">
            <text:p>0.7299236</text:p>
          </table:table-cell>
          <table:table-cell table:style-name="ce96" office:value-type="float" office:value="2.321284" calcext:value-type="float">
            <text:p>2.321284</text:p>
          </table:table-cell>
          <table:table-cell table:style-name="ce96" table:formula="of:=[.AX18]*(1-([.AY18]/[.AZ18])^[.BA18])" office:value-type="float" office:value="0.292808011972774" calcext:value-type="float">
            <text:p>0.292808011972774</text:p>
          </table:table-cell>
          <table:table-cell table:style-name="ce100" office:value-type="float" office:value="0.570109" calcext:value-type="float">
            <text:p>0.570109</text:p>
          </table:table-cell>
          <table:table-cell table:number-columns-repeated="96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C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188" calcext:value-type="float">
            <text:p>0.188</text:p>
          </table:table-cell>
          <table:table-cell table:style-name="ce28" office:value-type="float" office:value="0.633" calcext:value-type="float">
            <text:p>0.63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039" calcext:value-type="float">
            <text:p>0.039</text:p>
          </table:table-cell>
          <table:table-cell table:style-name="ce28" office:value-type="float" office:value="0.188" calcext:value-type="float">
            <text:p>0.188</text:p>
          </table:table-cell>
          <table:table-cell table:style-name="ce28" office:value-type="float" office:value="0.228" calcext:value-type="float">
            <text:p>0.228</text:p>
          </table:table-cell>
          <table:table-cell table:style-name="ce28" office:value-type="float" office:value="0.711" calcext:value-type="float">
            <text:p>0.711</text:p>
          </table:table-cell>
          <table:table-cell table:style-name="ce25" office:value-type="float" office:value="0.6488585" calcext:value-type="float">
            <text:p>0.6488585</text:p>
          </table:table-cell>
          <table:table-cell table:style-name="ce25" office:value-type="float" office:value="0.1538339" calcext:value-type="float">
            <text:p>0.1538339</text:p>
          </table:table-cell>
          <table:table-cell table:style-name="ce25" office:value-type="float" office:value="0.5055907" calcext:value-type="float">
            <text:p>0.5055907</text:p>
          </table:table-cell>
          <table:table-cell table:style-name="ce25" table:formula="of:=[.M19]*(1-[.L19]/[.K19])" office:value-type="float" office:value="0.385723287945245" calcext:value-type="float">
            <text:p>0.385723287945245</text:p>
          </table:table-cell>
          <table:table-cell table:style-name="ce38" office:value-type="float" office:value="0.2655846" calcext:value-type="float">
            <text:p>0.2655846</text:p>
          </table:table-cell>
          <table:table-cell table:style-name="ce38" office:value-type="float" office:value="1.246423" calcext:value-type="float">
            <text:p>1.246423</text:p>
          </table:table-cell>
          <table:table-cell table:style-name="ce38" office:value-type="float" office:value="0.4060744" calcext:value-type="float">
            <text:p>0.4060744</text:p>
          </table:table-cell>
          <table:table-cell table:style-name="ce51" office:value-type="float" office:value="0.2539938" calcext:value-type="float">
            <text:p>0.2539938</text:p>
          </table:table-cell>
          <table:table-cell table:style-name="ce51" office:value-type="float" office:value="1.240416" calcext:value-type="float">
            <text:p>1.240416</text:p>
          </table:table-cell>
          <table:table-cell table:style-name="ce51" office:value-type="float" office:value="0.4662996" calcext:value-type="float">
            <text:p>0.4662996</text:p>
          </table:table-cell>
          <table:table-cell table:number-columns-repeated="5" table:style-name="ce61" office:value-type="string" calcext:value-type="string">
            <text:p>NaN</text:p>
          </table:table-cell>
          <table:table-cell table:number-columns-repeated="4" table:style-name="ce66" office:value-type="string" calcext:value-type="string">
            <text:p>NaN</text:p>
          </table:table-cell>
          <table:table-cell table:style-name="ce70" office:value-type="float" office:value="0.6304243" calcext:value-type="float">
            <text:p>0.6304243</text:p>
          </table:table-cell>
          <table:table-cell table:style-name="ce70" office:value-type="float" office:value="0.1811552" calcext:value-type="float">
            <text:p>0.1811552</text:p>
          </table:table-cell>
          <table:table-cell table:style-name="ce70" office:value-type="float" office:value="0.6461345" calcext:value-type="float">
            <text:p>0.6461345</text:p>
          </table:table-cell>
          <table:table-cell table:style-name="ce70" office:value-type="float" office:value="0.8599138" calcext:value-type="float">
            <text:p>0.8599138</text:p>
          </table:table-cell>
          <table:table-cell table:style-name="ce70" office:value-type="float" office:value="0.252304" calcext:value-type="float">
            <text:p>0.252304</text:p>
          </table:table-cell>
          <table:table-cell table:style-name="ce75" office:value-type="float" office:value="0.2671" calcext:value-type="float">
            <text:p>0.2671</text:p>
          </table:table-cell>
          <table:table-cell table:style-name="ce78" office:value-type="float" office:value="0.3791226" calcext:value-type="float">
            <text:p>0.3791226</text:p>
          </table:table-cell>
          <table:table-cell table:style-name="ce78" office:value-type="float" office:value="0.1336268" calcext:value-type="float">
            <text:p>0.1336268</text:p>
          </table:table-cell>
          <table:table-cell table:style-name="ce78" office:value-type="float" office:value="0.6529972" calcext:value-type="float">
            <text:p>0.6529972</text:p>
          </table:table-cell>
          <table:table-cell table:style-name="ce78" table:formula="of:=-[.AJ19]*LOG([.AK19]/[.AL19])" office:value-type="float" office:value="0.261222201092762" calcext:value-type="float">
            <text:p>0.261222201092762</text:p>
          </table:table-cell>
          <table:table-cell table:style-name="ce82" office:value-type="float" office:value="0.6146012" calcext:value-type="float">
            <text:p>0.6146012</text:p>
          </table:table-cell>
          <table:table-cell table:style-name="ce82" office:value-type="float" office:value="0.6462873" calcext:value-type="float">
            <text:p>0.6462873</text:p>
          </table:table-cell>
          <table:table-cell table:style-name="ce82" office:value-type="float" office:value="0.7239619" calcext:value-type="float">
            <text:p>0.7239619</text:p>
          </table:table-cell>
          <table:table-cell table:style-name="ce82" office:value-type="float" office:value="0.5186019" calcext:value-type="float">
            <text:p>0.5186019</text:p>
          </table:table-cell>
          <table:table-cell table:style-name="ce82" office:value-type="float" office:value="0.1821925" calcext:value-type="float">
            <text:p>0.1821925</text:p>
          </table:table-cell>
          <table:table-cell table:style-name="ce82" office:value-type="float" office:value="0.254147121006678" calcext:value-type="float">
            <text:p>0.254147121006678</text:p>
          </table:table-cell>
          <table:table-cell table:style-name="ce86" office:value-type="float" office:value="0.5055907" calcext:value-type="float">
            <text:p>0.5055907</text:p>
          </table:table-cell>
          <table:table-cell table:style-name="ce86" office:value-type="float" office:value="0.1538339" calcext:value-type="float">
            <text:p>0.1538339</text:p>
          </table:table-cell>
          <table:table-cell table:style-name="ce86" office:value-type="float" office:value="0.6488585" calcext:value-type="float">
            <text:p>0.6488585</text:p>
          </table:table-cell>
          <table:table-cell table:style-name="ce86" table:formula="of:=[.AT19]*(1-[.AU19]/[.AV19])" office:value-type="float" office:value="0.385723287945245" calcext:value-type="float">
            <text:p>0.385723287945245</text:p>
          </table:table-cell>
          <table:table-cell table:style-name="ce96" office:value-type="float" office:value="0.2819158" calcext:value-type="float">
            <text:p>0.2819158</text:p>
          </table:table-cell>
          <table:table-cell table:style-name="ce96" office:value-type="float" office:value="0.173497" calcext:value-type="float">
            <text:p>0.173497</text:p>
          </table:table-cell>
          <table:table-cell table:style-name="ce96" office:value-type="float" office:value="0.6455178" calcext:value-type="float">
            <text:p>0.6455178</text:p>
          </table:table-cell>
          <table:table-cell table:style-name="ce96" office:value-type="float" office:value="2.5331878" calcext:value-type="float">
            <text:p>2.5331878</text:p>
          </table:table-cell>
          <table:table-cell table:style-name="ce96" table:formula="of:=[.AX19]*(1-([.AY19]/[.AZ19])^[.BA19])" office:value-type="float" office:value="0.271808357325955" calcext:value-type="float">
            <text:p>0.271808357325955</text:p>
          </table:table-cell>
          <table:table-cell table:style-name="ce100" office:value-type="float" office:value="0.3194312" calcext:value-type="float">
            <text:p>0.3194312</text:p>
          </table:table-cell>
          <table:table-cell table:number-columns-repeated="96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1:20:59.441330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6:56:54.358740522</meta:creation-date>
    <dc:date>2022-02-16T13:28:06.059727249</dc:date>
    <meta:editing-duration>P4DT9H51M43S</meta:editing-duration>
    <meta:editing-cycles>30</meta:editing-cycles>
    <meta:generator>LibreOffice/6.4.7.2$Linux_X86_64 LibreOffice_project/40$Build-2</meta:generator>
    <meta:document-statistic meta:table-count="1" meta:cell-count="446" meta:object-count="0"/>
  </office:meta>
</office:document-meta>
</file>